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cc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cc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e6e6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577cm"/>
    </style:style>
    <style:style style:name="gr5" style:family="graphic" style:parent-style-name="standard">
      <style:graphic-properties svg:stroke-color="#333333" draw:fill-color="#ff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1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3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3.2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6cm" fo:min-width="2.133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4.1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8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6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1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4.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8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3.6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1.067cm"/>
    </style:style>
    <style:style style:name="gr22" style:family="graphic" style:parent-style-name="standard">
      <style:graphic-properties svg:stroke-color="#333333" draw:fill-color="#66ff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333333" draw:fill-color="#83ca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1.114cm"/>
    </style:style>
    <style:style style:name="gr25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1.0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2.3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2.3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3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1.0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2.5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4.0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19.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0cm" fo:margin-right="0cm" fo:text-indent="0cm"/>
      <style:text-properties fo:color="#0066cc"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color="#666666" fo:font-size="13pt" fo:font-style="italic" style:font-size-asian="13pt" style:font-style-asian="italic" style:font-size-complex="13pt" style:font-style-complex="italic"/>
    </style:style>
    <style:style style:name="P10" style:family="paragraph">
      <style:paragraph-properties fo:margin-left="0cm" fo:margin-right="0cm" fo:text-indent="0cm"/>
      <style:text-properties fo:color="#666666" fo:font-size="10.5pt" fo:font-style="italic" style:font-size-asian="10.5pt" style:font-style-asian="italic" style:font-size-complex="10.5pt" style:font-style-complex="italic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text-align="center" fo:text-indent="0cm"/>
      <style:text-properties fo:color="#000000" fo:font-family="Arial" style:font-style-name="Italic" style:font-family-generic="swiss" style:font-pitch="variable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66cc" fo:font-family="Courier" style:font-style-name="Oblique" style:font-family-generic="modern" style:font-pitch="variable" fo:font-size="13pt" style:font-size-asian="13pt" style:font-size-complex="13pt"/>
    </style:style>
    <style:style style:name="T5" style:family="text">
      <style:text-properties fo:color="#666666" fo:font-size="13pt" fo:font-style="italic" style:font-size-asian="13pt" style:font-style-asian="italic" style:font-size-complex="13pt" style:font-style-complex="italic"/>
    </style:style>
    <style:style style:name="T6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color="#000000" style:text-outline="false" style:text-line-through-style="none" fo:font-family="Arial" style:font-style-name="Italic" style:font-family-generic="swiss" style:font-pitch="variable" fo:font-size="13pt" fo:font-style="normal" fo:text-shadow="none" style:text-underline-style="none" fo:font-weight="normal" style:letter-kerning="true" style:font-family-asian="Hack" style:font-family-generic-asian="modern" style:font-size-asian="13pt" style:font-style-asian="normal" style:font-weight-asian="normal" style:font-family-complex="Hack" style:font-family-generic-complex="modern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016cm" svg:height="11.6cm" svg:x="6.533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6cm" svg:height="11.6cm" svg:x="12.68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17cm" svg:height="11.6cm" svg:x="18.82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077cm" svg:height="0.989cm" svg:x="6.542cm" svg:y="2.477cm">
          <draw:text-box>
            <text:p text:style-name="P2">Working Dir.</text:p>
          </draw:text-box>
        </draw:frame>
        <draw:custom-shape draw:style-name="gr5" draw:text-style-name="P1" draw:layer="layout" svg:width="1.338cm" svg:height="1.86cm" svg:x="7.948cm" svg:y="5.18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3" draw:layer="layout" svg:width="1.83cm" svg:height="0.741cm" svg:x="7.761cm" svg:y="4.586cm">
          <draw:text-box>
            <text:p text:style-name="P2"><text:span text:style-name="T1">Foo.txt</text:span></text:p>
          </draw:text-box>
        </draw:frame>
        <draw:frame draw:style-name="gr7" draw:text-style-name="P2" draw:layer="layout" svg:width="4.331cm" svg:height="0.989cm" svg:x="12.549cm" svg:y="2.477cm">
          <draw:text-box>
            <text:p text:style-name="P2">Index / Stage</text:p>
          </draw:text-box>
        </draw:frame>
        <draw:frame draw:style-name="gr8" draw:text-style-name="P4" draw:layer="layout" svg:width="3.889cm" svg:height="1.719cm" svg:x="18.856cm" svg:y="1.779cm">
          <draw:text-box>
            <text:p text:style-name="P4">Repository /</text:p>
            <text:p text:style-name="P4">Dépôt</text:p>
          </draw:text-box>
        </draw:frame>
        <draw:frame draw:style-name="gr9" draw:text-style-name="P5" draw:layer="layout" svg:width="2.414cm" svg:height="0.813cm" svg:x="7.31cm" svg:y="7.548cm">
          <draw:text-box>
            <text:p text:style-name="P2"><text:span text:style-name="T2">untracked</text:span></text:p>
          </draw:text-box>
        </draw:frame>
        <draw:frame draw:style-name="gr10" draw:text-style-name="P5" draw:layer="layout" svg:width="3.714cm" svg:height="0.813cm" svg:x="12.999cm" svg:y="7.548cm">
          <draw:text-box>
            <text:p text:style-name="P2"><text:span text:style-name="T2">indexed / staged</text:span></text:p>
          </draw:text-box>
        </draw:frame>
        <draw:frame draw:style-name="gr11" draw:text-style-name="P6" draw:layer="layout" svg:width="2.633cm" svg:height="1.256cm" svg:x="19.774cm" svg:y="7.38cm">
          <draw:text-box>
            <text:p text:style-name="P4"><text:span text:style-name="T2">commited /</text:span></text:p>
            <text:p text:style-name="P4"><text:span text:style-name="T2">tracked</text:span></text:p>
          </draw:text-box>
        </draw:frame>
        <draw:custom-shape draw:style-name="gr12" draw:text-style-name="P1" draw:layer="layout" svg:width="3.93cm" svg:height="0.59cm" svg:x="3.182cm" svg:y="5.774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4.691cm" svg:height="1.311cm" svg:x="2.783cm" svg:y="6.364cm">
          <draw:text-box>
            <text:p text:style-name="P4"><text:span text:style-name="T3">Création</text:span></text:p>
            <text:p text:style-name="P4"><text:span text:style-name="T3">d'un nouveau fichier</text:span></text:p>
          </draw:text-box>
        </draw:frame>
        <draw:frame draw:style-name="gr14" draw:text-style-name="P8" draw:layer="layout" svg:width="4.73cm" svg:height="0.747cm" svg:x="9.398cm" svg:y="6.45cm">
          <draw:text-box>
            <text:p text:style-name="P2"><text:span text:style-name="T4">git add Foo.txt</text:span></text:p>
          </draw:text-box>
        </draw:frame>
        <draw:custom-shape draw:style-name="gr12" draw:text-style-name="P1" draw:layer="layout" svg:width="3.93cm" svg:height="0.59cm" svg:x="9.789cm" svg:y="5.775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931cm" svg:height="0.59cm" svg:x="15.979cm" svg:y="5.776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325cm" svg:height="0.747cm" svg:x="16.312cm" svg:y="6.45cm">
          <draw:text-box>
            <text:p text:style-name="P2"><text:span text:style-name="T4">git commit</text:span></text:p>
          </draw:text-box>
        </draw:frame>
        <draw:frame draw:style-name="gr16" draw:text-style-name="P5" draw:layer="layout" svg:width="2.146cm" svg:height="0.813cm" svg:x="7.479cm" svg:y="12.114cm">
          <draw:text-box>
            <text:p text:style-name="P2"><text:span text:style-name="T2">modified</text:span></text:p>
          </draw:text-box>
        </draw:frame>
        <draw:frame draw:style-name="gr10" draw:text-style-name="P5" draw:layer="layout" svg:width="3.714cm" svg:height="0.813cm" svg:x="12.999cm" svg:y="12.114cm">
          <draw:text-box>
            <text:p text:style-name="P2"><text:span text:style-name="T2">indexed / staged</text:span></text:p>
          </draw:text-box>
        </draw:frame>
        <draw:frame draw:style-name="gr11" draw:text-style-name="P6" draw:layer="layout" svg:width="2.633cm" svg:height="1.256cm" svg:x="19.774cm" svg:y="11.944cm">
          <draw:text-box>
            <text:p text:style-name="P4"><text:span text:style-name="T2">commited /</text:span></text:p>
            <text:p text:style-name="P4"><text:span text:style-name="T2">tracked</text:span></text:p>
          </draw:text-box>
        </draw:frame>
        <draw:custom-shape draw:style-name="gr12" draw:text-style-name="P1" draw:layer="layout" svg:width="3.93cm" svg:height="0.593cm" svg:x="3.182cm" svg:y="10.169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4.678cm" svg:height="1.31cm" svg:x="2.951cm" svg:y="10.762cm">
          <draw:text-box>
            <text:p text:style-name="P4"><text:span text:style-name="T3">Modification d'un</text:span></text:p>
            <text:p text:style-name="P4"><text:span text:style-name="T3">fichier déjà commité</text:span></text:p>
          </draw:text-box>
        </draw:frame>
        <draw:frame draw:style-name="gr18" draw:text-style-name="P8" draw:layer="layout" svg:width="4.73cm" svg:height="0.748cm" svg:x="9.398cm" svg:y="10.846cm">
          <draw:text-box>
            <text:p text:style-name="P2"><text:span text:style-name="T4">git add Foo.txt</text:span></text:p>
          </draw:text-box>
        </draw:frame>
        <draw:custom-shape draw:style-name="gr12" draw:text-style-name="P1" draw:layer="layout" svg:width="3.93cm" svg:height="0.594cm" svg:x="9.789cm" svg:y="10.169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931cm" svg:height="0.594cm" svg:x="15.979cm" svg:y="10.17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8" draw:layer="layout" svg:width="3.325cm" svg:height="0.748cm" svg:x="16.312cm" svg:y="10.846cm">
          <draw:text-box>
            <text:p text:style-name="P2"><text:span text:style-name="T4">git commit</text:span></text:p>
          </draw:text-box>
        </draw:frame>
        <draw:frame draw:style-name="gr20" draw:text-style-name="P9" draw:layer="layout" svg:width="4.133cm" svg:height="0.813cm" svg:x="2.784cm" svg:y="7.548cm">
          <draw:text-box>
            <text:p text:style-name="P2"><text:span text:style-name="T5">Status du fichier :</text:span></text:p>
          </draw:text-box>
        </draw:frame>
        <draw:frame draw:style-name="gr21" draw:text-style-name="P3" draw:layer="layout" svg:width="1.567cm" svg:height="0.741cm" svg:x="7.847cm" svg:y="5.412cm">
          <draw:text-box>
            <text:p text:style-name="P2"><text:span text:style-name="T1">&lt;div&gt;</text:span></text:p>
          </draw:text-box>
        </draw:frame>
        <draw:custom-shape draw:style-name="gr22" draw:text-style-name="P1" draw:layer="layout" svg:width="1.338cm" svg:height="1.859cm" svg:x="14.304cm" svg:y="5.183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3" draw:layer="layout" svg:width="1.567cm" svg:height="0.741cm" svg:x="14.204cm" svg:y="5.412cm">
          <draw:text-box>
            <text:p text:style-name="P2"><text:span text:style-name="T1">&lt;div&gt;</text:span></text:p>
          </draw:text-box>
        </draw:frame>
        <draw:frame draw:style-name="gr6" draw:text-style-name="P3" draw:layer="layout" svg:width="1.83cm" svg:height="0.741cm" svg:x="14.118cm" svg:y="4.586cm">
          <draw:text-box>
            <text:p text:style-name="P2"><text:span text:style-name="T1">Foo.txt</text:span></text:p>
          </draw:text-box>
        </draw:frame>
        <draw:custom-shape draw:style-name="gr23" draw:text-style-name="P1" draw:layer="layout" svg:width="1.339cm" svg:height="1.859cm" svg:x="20.576cm" svg:y="5.18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3" draw:layer="layout" svg:width="1.83cm" svg:height="0.741cm" svg:x="20.393cm" svg:y="4.586cm">
          <draw:text-box>
            <text:p text:style-name="P2"><text:span text:style-name="T1">Foo.txt</text:span></text:p>
          </draw:text-box>
        </draw:frame>
        <draw:frame draw:style-name="gr21" draw:text-style-name="P3" draw:layer="layout" svg:width="1.567cm" svg:height="0.741cm" svg:x="20.477cm" svg:y="5.412cm">
          <draw:text-box>
            <text:p text:style-name="P2"><text:span text:style-name="T1">&lt;div&gt;</text:span></text:p>
          </draw:text-box>
        </draw:frame>
        <draw:custom-shape draw:style-name="gr5" draw:text-style-name="P1" draw:layer="layout" svg:width="1.338cm" svg:height="1.861cm" svg:x="7.948cm" svg:y="9.57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3" draw:layer="layout" svg:width="1.83cm" svg:height="0.741cm" svg:x="7.762cm" svg:y="8.98cm">
          <draw:text-box>
            <text:p text:style-name="P2"><text:span text:style-name="T1">Foo.txt</text:span></text:p>
          </draw:text-box>
        </draw:frame>
        <draw:frame draw:style-name="gr24" draw:text-style-name="P3" draw:layer="layout" svg:width="1.614cm" svg:height="1.224cm" svg:x="7.848cm" svg:y="9.724cm">
          <draw:text-box>
            <text:p text:style-name="P2"><text:span text:style-name="T1">&lt;div&gt;</text:span></text:p>
            <text:p text:style-name="P2"><text:span text:style-name="T1"><text:s text:c="3"/></text:span><text:span text:style-name="T1">&lt;a&gt;</text:span></text:p>
          </draw:text-box>
        </draw:frame>
        <draw:custom-shape draw:style-name="gr22" draw:text-style-name="P1" draw:layer="layout" svg:width="1.338cm" svg:height="1.86cm" svg:x="14.304cm" svg:y="9.579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3" draw:layer="layout" svg:width="1.83cm" svg:height="0.741cm" svg:x="14.119cm" svg:y="8.98cm">
          <draw:text-box>
            <text:p text:style-name="P2"><text:span text:style-name="T1">Foo.txt</text:span></text:p>
          </draw:text-box>
        </draw:frame>
        <draw:custom-shape draw:style-name="gr23" draw:text-style-name="P1" draw:layer="layout" svg:width="1.339cm" svg:height="1.859cm" svg:x="20.576cm" svg:y="9.5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3" draw:layer="layout" svg:width="1.83cm" svg:height="0.741cm" svg:x="20.393cm" svg:y="8.98cm">
          <draw:text-box>
            <text:p text:style-name="P2"><text:span text:style-name="T1">Foo.txt</text:span></text:p>
          </draw:text-box>
        </draw:frame>
        <draw:frame draw:style-name="gr24" draw:text-style-name="P3" draw:layer="layout" svg:width="1.614cm" svg:height="1.224cm" svg:x="14.205cm" svg:y="9.724cm">
          <draw:text-box>
            <text:p text:style-name="P2"><text:span text:style-name="T1">&lt;div&gt;</text:span></text:p>
            <text:p text:style-name="P2"><text:span text:style-name="T1"><text:s text:c="3"/></text:span><text:span text:style-name="T1">&lt;a&gt;</text:span></text:p>
          </draw:text-box>
        </draw:frame>
        <draw:frame draw:style-name="gr24" draw:text-style-name="P3" draw:layer="layout" svg:width="1.614cm" svg:height="1.224cm" svg:x="20.477cm" svg:y="9.724cm">
          <draw:text-box>
            <text:p text:style-name="P2"><text:span text:style-name="T1">&lt;div&gt;</text:span></text:p>
            <text:p text:style-name="P2"><text:span text:style-name="T1"><text:s text:c="3"/></text:span><text:span text:style-name="T1">&lt;a&gt;</text:span></text:p>
          </draw:text-box>
        </draw:frame>
        <draw:custom-shape draw:style-name="gr25" draw:text-style-name="P1" draw:layer="layout" svg:width="1.309cm" svg:height="1.81cm" svg:x="1.453cm" svg:y="9.38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3" draw:layer="layout" svg:width="1.535cm" svg:height="0.98cm" svg:x="1.353cm" svg:y="9.529cm">
          <draw:text-box>
            <text:p text:style-name="P2"><text:span text:style-name="T1">&lt;div&gt;</text:span></text:p>
          </draw:text-box>
        </draw:frame>
        <draw:frame draw:style-name="gr27" draw:text-style-name="P5" draw:layer="layout" svg:width="2.823cm" svg:height="0.791cm" svg:x="0.8cm" svg:y="11.855cm">
          <draw:text-box>
            <text:p text:style-name="P2"><text:span text:style-name="T2">not modified</text:span></text:p>
          </draw:text-box>
        </draw:frame>
        <draw:custom-shape draw:style-name="gr25" draw:text-style-name="P1" draw:layer="layout" svg:width="1.338cm" svg:height="1.859cm" svg:x="25.556cm" svg:y="9.5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583cm" svg:height="0.594cm" svg:x="22.545cm" svg:y="10.17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5" draw:layer="layout" svg:width="2.881cm" svg:height="0.813cm" svg:x="24.719cm" svg:y="12.114cm">
          <draw:text-box>
            <text:p text:style-name="P2"><text:span text:style-name="T2">not modified</text:span></text:p>
          </draw:text-box>
        </draw:frame>
        <draw:frame draw:style-name="gr24" draw:text-style-name="P3" draw:layer="layout" svg:width="1.614cm" svg:height="1.224cm" svg:x="25.424cm" svg:y="9.725cm">
          <draw:text-box>
            <text:p text:style-name="P2"><text:span text:style-name="T1">&lt;div&gt;</text:span></text:p>
            <text:p text:style-name="P2"><text:span text:style-name="T1"><text:s text:c="3"/></text:span><text:span text:style-name="T1">&lt;a&gt;</text:span></text:p>
          </draw:text-box>
        </draw:frame>
        <draw:custom-shape draw:style-name="gr25" draw:text-style-name="P1" draw:layer="layout" svg:width="1.338cm" svg:height="1.86cm" svg:x="25.556cm" svg:y="5.27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583cm" svg:height="0.592cm" svg:x="22.545cm" svg:y="5.861cm">
          <text:p/>
          <draw:enhanced-geometry svg:viewBox="0 0 21600 21600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5" draw:layer="layout" svg:width="2.881cm" svg:height="0.814cm" svg:x="24.719cm" svg:y="7.804cm">
          <draw:text-box>
            <text:p text:style-name="P2"><text:span text:style-name="T2">not modified</text:span></text:p>
          </draw:text-box>
        </draw:frame>
        <draw:frame draw:style-name="gr30" draw:text-style-name="P3" draw:layer="layout" svg:width="1.567cm" svg:height="1.006cm" svg:x="25.424cm" svg:y="5.416cm">
          <draw:text-box>
            <text:p text:style-name="P2"><text:span text:style-name="T1">&lt;div&gt;</text:span></text:p>
          </draw:text-box>
        </draw:frame>
        <draw:frame draw:style-name="gr20" draw:text-style-name="P10" draw:layer="layout" svg:width="4.133cm" svg:height="0.813cm" svg:x="6.9cm" svg:y="3.287cm">
          <draw:text-box>
            <text:p text:style-name="P2"><text:span text:style-name="T6">Modifs en cours</text:span></text:p>
          </draw:text-box>
        </draw:frame>
        <draw:frame draw:style-name="gr31" draw:text-style-name="P10" draw:layer="layout" svg:width="3.001cm" svg:height="0.813cm" svg:x="13.199cm" svg:y="3.267cm">
          <draw:text-box>
            <text:p text:style-name="P2"><text:span text:style-name="T6">Salle d'attente</text:span></text:p>
          </draw:text-box>
        </draw:frame>
        <draw:frame draw:style-name="gr32" draw:text-style-name="P10" draw:layer="layout" svg:width="4.553cm" svg:height="0.813cm" svg:x="18.547cm" svg:y="3.287cm">
          <draw:text-box>
            <text:p text:style-name="P2"><text:span text:style-name="T6">Commits / snapshot final</text:span></text:p>
          </draw:text-box>
        </draw:frame>
        <draw:frame draw:style-name="gr33" draw:text-style-name="P12" draw:layer="layout" svg:width="19.84cm" svg:height="1.311cm" svg:x="4.76cm" svg:y="13.789cm">
          <draw:text-box>
            <text:p text:style-name="P11"><text:span text:style-name="T7">On peut donc avoir un même fichier dans deux zones (stage et WD) mais avec un état différent</text:span></text:p>
          </draw:text-box>
        </draw:frame>
        <draw:frame draw:style-name="gr20" draw:text-style-name="P10" draw:layer="layout" svg:width="4.133cm" svg:height="0.813cm" svg:x="1.601cm" svg:y="3.288cm">
          <draw:text-box>
            <text:p text:style-name="P2"><text:span text:style-name="T6">Fichiers non modifi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6T10:09:45</dc:date>
    <meta:editing-duration>PT13H33M44S</meta:editing-duration>
    <meta:editing-cycles>28</meta:editing-cycles>
    <meta:generator>OpenOffice/4.1.7$Unix OpenOffice.org_project/417m1$Build-9800</meta:generator>
    <dc:creator>m m</dc:creator>
    <meta:document-statistic meta:object-count="59"/>
  </office:meta>
</office:document-meta>
</file>